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adornments="Regular" style:font-pitch="fixed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3f90" draw:marker-start-width="0.314cm" draw:marker-end-width="0.314cm" draw:fill="solid" draw:fill-color="#a6efe3" draw:textarea-horizontal-align="justify" draw:textarea-vertical-align="middle" draw:auto-grow-height="false" fo:min-height="4.854cm" fo:min-width="4.604cm" fo:padding-top="0.113cm" fo:padding-bottom="0.113cm" fo:padding-left="0.238cm" fo:padding-right="0.238cm"/>
    </style:style>
    <style:style style:name="gr2" style:family="graphic" style:parent-style-name="standard">
      <style:graphic-properties svg:stroke-color="#003f90" draw:fill-color="#003f90" draw:textarea-vertical-align="middle" draw:auto-grow-height="false" fo:min-height="6.101cm" fo:min-width="5.8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3f90" draw:fill-color="#003f90" draw:textarea-vertical-align="middle" draw:auto-grow-height="false" fo:min-height="6.1cm" fo:min-width="5.8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width="0.102cm" svg:stroke-color="#ff3333" draw:marker-start-width="0.356cm" draw:marker-end-width="0.356cm" draw:fill="none" draw:fill-color="#ffffff" draw:textarea-horizontal-align="center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0.944cm" fo:min-width="4.604cm" fo:padding-top="0.113cm" fo:padding-bottom="0.113cm" fo:padding-left="0.238cm" fo:padding-right="0.238cm"/>
    </style:style>
    <style:style style:name="gr8" style:family="graphic" style:parent-style-name="standard">
      <style:graphic-properties draw:stroke="solid" svg:stroke-width="0.076cm" svg:stroke-color="#003f90" draw:marker-start-width="0.314cm" draw:marker-end-width="0.314cm" draw:fill="solid" draw:fill-color="#00d8ff" draw:textarea-horizontal-align="justify" draw:textarea-vertical-align="middle" draw:auto-grow-height="false" fo:min-height="1.044cm" fo:min-width="4.604cm" fo:padding-top="0.113cm" fo:padding-bottom="0.113cm" fo:padding-left="0.238cm" fo:padding-right="0.238cm"/>
    </style:style>
    <style:style style:name="gr9" style:family="graphic" style:parent-style-name="standard">
      <style:graphic-properties svg:stroke-color="#003f90" draw:fill-color="#003f90" draw:textarea-horizontal-align="justify" draw:textarea-vertical-align="middle" draw:auto-grow-height="false" fo:min-height="1.144cm" fo:min-width="7.223cm"/>
    </style:style>
    <style:style style:name="P1" style:family="paragraph">
      <style:paragraph-properties fo:text-align="center"/>
      <style:text-properties style:font-name="Avenir Next Demi Bold" fo:font-size="28pt" fo:font-weight="600" style:font-weight-asian="normal" style:font-weight-complex="normal"/>
    </style:style>
    <style:style style:name="P2" style:family="paragraph">
      <loext:graphic-properties draw:fill="solid" draw:fill-color="#a6efe3"/>
      <style:paragraph-properties fo:text-align="center"/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P3" style:family="paragraph">
      <loext:graphic-properties draw:fill-color="#003f90"/>
      <style:paragraph-properties fo:text-align="center"/>
    </style:style>
    <style:style style:name="P4" style:family="paragraph">
      <style:text-properties fo:font-size="36pt"/>
    </style:style>
    <style:style style:name="P5" style:family="paragraph">
      <loext:graphic-properties draw:fill="none" draw:fill-color="#ffffff"/>
      <style:text-properties fo:color="#333333" style:font-name="Ubuntu Mono" fo:font-size="36pt" style:font-size-asian="18pt" style:font-size-complex="18pt"/>
    </style:style>
    <style:style style:name="P6" style:family="paragraph">
      <style:text-properties fo:color="#c5000b" fo:font-size="36pt"/>
    </style:style>
    <style:style style:name="P7" style:family="paragraph">
      <loext:graphic-properties draw:fill="none" draw:fill-color="#ffffff"/>
      <style:text-properties fo:color="#c5000b" style:font-name="Ubuntu Mono" fo:font-size="36pt" style:font-size-asian="18pt" style:font-size-complex="18pt"/>
    </style:style>
    <style:style style:name="P8" style:family="paragraph">
      <style:paragraph-properties fo:text-align="center"/>
      <style:text-properties fo:color="#003f90" style:font-name="Avenir Next Demi Bold" fo:font-size="28pt" fo:font-weight="600" style:font-weight-asian="normal" style:font-weight-complex="normal"/>
    </style:style>
    <style:style style:name="P9" style:family="paragraph">
      <loext:graphic-properties draw:fill="solid" draw:fill-color="#00d8ff"/>
      <style:paragraph-properties fo:text-align="center"/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P10" style:family="paragraph">
      <style:paragraph-properties fo:text-align="center"/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P11" style:family="paragraph">
      <loext:graphic-properties draw:fill="solid" draw:fill-color="#00d8ff"/>
      <style:paragraph-properties fo:text-align="center"/>
      <style:text-properties fo:color="#003f90" style:font-name="Ubuntu Mono" fo:font-size="28pt" fo:font-weight="normal" style:font-size-asian="16pt" style:font-weight-asian="bold" style:font-size-complex="16pt" style:font-weight-complex="600"/>
    </style:style>
    <style:style style:name="P12" style:family="paragraph">
      <style:paragraph-properties fo:text-align="center"/>
      <style:text-properties fo:color="#003f90" style:font-name="Ubuntu Mono" fo:font-size="28pt" fo:font-weight="normal" style:font-weight-asian="normal" style:font-weight-complex="normal"/>
    </style:style>
    <style:style style:name="P13" style:family="paragraph">
      <loext:graphic-properties draw:fill="solid" draw:fill-color="#00d8ff"/>
      <style:paragraph-properties fo:text-align="center"/>
      <style:text-properties fo:color="#003f90" style:font-name="Ubuntu Mono" fo:font-size="28pt" fo:font-weight="normal" style:font-size-asian="16pt" style:font-weight-asian="normal" style:font-size-complex="16pt" style:font-weight-complex="normal"/>
    </style:style>
    <style:style style:name="T1" style:family="text">
      <style:text-properties fo:color="#003f90" style:font-name="Avenir Next Demi Bold" fo:font-size="28pt" fo:font-weight="600" style:font-size-asian="16pt" style:font-weight-asian="normal" style:font-size-complex="16pt" style:font-weight-complex="normal"/>
    </style:style>
    <style:style style:name="T2" style:family="text">
      <style:text-properties fo:color="#333333" style:font-name="Ubuntu Mono" fo:font-size="36pt" style:font-size-asian="18pt" style:font-size-complex="18pt"/>
    </style:style>
    <style:style style:name="T3" style:family="text">
      <style:text-properties fo:color="#c5000b" style:font-name="Ubuntu Mono" fo:font-size="36pt" style:font-size-asian="18pt" style:font-size-complex="18pt"/>
    </style:style>
    <style:style style:name="T4" style:family="text">
      <style:text-properties style:font-name="Ubuntu Mono" fo:font-weight="normal" style:font-weight-asian="bold" style:font-weight-complex="600"/>
    </style:style>
    <style:style style:name="T5" style:family="text">
      <style:text-properties fo:color="#003f90" style:font-name="Ubuntu Mono" fo:font-size="2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5" draw:layer="layout" svg:width="1.137cm" svg:height="1.521cm" svg:x="6.885cm" svg:y="3.583cm">
          <draw:text-box>
            <text:p text:style-name="P4"><text:span text:style-name="T2">3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6.35cm" svg:height="6.35cm" draw:transform="rotate (0.00541052068118246) translate (13.301cm 7.112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5" draw:layer="layout" svg:width="1.137cm" svg:height="1.521cm" svg:x="6.886cm" svg:y="3.584cm">
          <draw:text-box>
            <text:p text:style-name="P4"><text:span text:style-name="T2">3</text:span></text:p>
          </draw:text-box>
        </draw:frame>
        <draw:frame draw:style-name="gr5" draw:text-style-name="P5" draw:layer="layout" svg:width="1.137cm" svg:height="1.521cm" svg:x="18.496cm" svg:y="11.813cm">
          <draw:text-box>
            <text:p text:style-name="P4"><text:span text:style-name="T2">3</text:span></text:p>
          </draw:text-box>
        </draw:frame>
      </draw:page>
      <draw:page draw:name="page4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5" draw:layer="layout" svg:width="1.137cm" svg:height="1.521cm" svg:x="6.886cm" svg:y="3.584cm">
          <draw:text-box>
            <text:p text:style-name="P4"><text:span text:style-name="T2">*</text:span></text:p>
          </draw:text-box>
        </draw:frame>
      </draw:page>
      <draw:page draw:name="page5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6.35cm" svg:height="6.35cm" draw:transform="rotate (0.00541052068118246) translate (13.301cm 7.112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5" draw:layer="layout" svg:width="1.137cm" svg:height="1.521cm" svg:x="6.886cm" svg:y="3.584cm">
          <draw:text-box>
            <text:p text:style-name="P4"><text:span text:style-name="T2">*</text:span></text:p>
          </draw:text-box>
        </draw:frame>
        <draw:frame draw:style-name="gr6" draw:text-style-name="P7" draw:layer="layout" svg:width="1.874cm" svg:height="1.623cm" svg:x="18.127cm" svg:y="11.812cm">
          <draw:text-box>
            <text:p text:style-name="P6"><text:span text:style-name="T3">!?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2.407cm" svg:height="1.521cm" svg:x="6.252cm" svg:y="3.584cm">
          <draw:text-box>
            <text:p text:style-name="P4"><text:span text:style-name="T2">3+5</text:span></text:p>
          </draw:text-box>
        </draw:frame>
      </draw:page>
      <draw:page draw:name="page7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6.35cm" svg:height="6.35cm" draw:transform="rotate (0.00541052068118246) translate (13.301cm 7.112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2.407cm" svg:height="1.521cm" svg:x="6.252cm" svg:y="3.584cm">
          <draw:text-box>
            <text:p text:style-name="P4"><text:span text:style-name="T2">3+5</text:span></text:p>
          </draw:text-box>
        </draw:frame>
        <draw:frame draw:style-name="gr5" draw:text-style-name="P5" draw:layer="layout" svg:width="1.137cm" svg:height="1.521cm" svg:x="18.495cm" svg:y="11.812cm">
          <draw:text-box>
            <text:p text:style-name="P4"><text:span text:style-name="T2">8</text:span></text:p>
          </draw:text-box>
        </draw:frame>
      </draw:page>
      <draw:page draw:name="page8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1.938cm"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08cm" svg:height="1.27cm" svg:x="3.556cm" svg:y="13.462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6.35cm" svg:height="6.35cm" draw:transform="rotate (0.00541052068118246) translate (13.301cm 7.112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2.407cm" svg:height="1.521cm" svg:x="6.252cm" svg:y="3.584cm">
          <draw:text-box>
            <text:p text:style-name="P4"><text:span text:style-name="T2">3+5</text:span></text:p>
          </draw:text-box>
        </draw:frame>
        <draw:frame draw:style-name="gr5" draw:text-style-name="P5" draw:layer="layout" svg:width="1.137cm" svg:height="1.521cm" svg:x="18.495cm" svg:y="11.812cm">
          <draw:text-box>
            <text:p text:style-name="P4"><text:span text:style-name="T2">8</text:span></text:p>
          </draw:text-box>
        </draw:frame>
        <draw:custom-shape draw:style-name="gr8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08cm" svg:height="1.27cm" svg:x="3.556cm" svg:y="11.938cm">
          <text:p text:style-name="P10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763cm" svg:height="2.794cm" svg:x="8.663cm" svg:y="11.176cm">
          <text:p/>
          <draw:enhanced-geometry svg:viewBox="0 0 21600 21600" draw:text-areas="?f7 ?f0 21600 ?f2" draw:mirror-horizontal="false" draw:type="left-arrow" draw:modifiers="3795.52715654952 5595.1341681574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1.938cm"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8cm 2.032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3.677cm" svg:height="1.521cm" svg:x="5.613cm" svg:y="3.581cm">
          <draw:text-box>
            <text:p text:style-name="P4"><text:span text:style-name="T2">x = 5</text:span></text:p>
          </draw:text-box>
        </draw:frame>
      </draw:page>
      <draw:page draw:name="page11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5.08cm" svg:height="1.27cm" svg:x="3.556cm" svg:y="11.938cm">
          <text:p text:style-name="P12"><text:span text:style-name="T5">x =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6.35cm" draw:transform="rotate (-1.57411245237369) translate (13.229cm 6.985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6.35cm" svg:height="6.35cm" draw:transform="rotate (-1.5707963267949) translate (13.21cm 2.029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3.677cm" svg:height="1.521cm" svg:x="5.615cm" svg:y="3.578cm">
          <draw:text-box>
            <text:p text:style-name="P4"><text:span text:style-name="T2">x = 5</text:span></text:p>
          </draw:text-box>
        </draw:frame>
      </draw:page>
      <draw:page draw:name="page12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5.08cm" svg:height="1.27cm" svg:x="3.556cm" svg:y="11.938cm">
          <text:p text:style-name="P12"><text:span text:style-name="T5">x =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9cm 2.029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3.677cm" svg:height="1.521cm" svg:x="5.619cm" svg:y="3.581cm">
          <draw:text-box>
            <text:p text:style-name="P4"><text:span text:style-name="T2">x + 1</text:span></text:p>
          </draw:text-box>
        </draw:frame>
      </draw:page>
      <draw:page draw:name="page13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5.08cm" svg:height="1.27cm" svg:x="3.556cm" svg:y="11.938cm">
          <text:p text:style-name="P12"><text:span text:style-name="T5">x =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9cm 2.029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3.677cm" svg:height="1.521cm" svg:x="5.619cm" svg:y="3.581cm">
          <draw:text-box>
            <text:p text:style-name="P4"><text:span text:style-name="T2">x + 1</text:span></text:p>
          </draw:text-box>
        </draw:frame>
        <draw:custom-shape draw:style-name="gr4" draw:text-style-name="P3" draw:layer="layout" svg:width="6.35cm" svg:height="6.35cm" draw:transform="rotate (-1.5707963267949) translate (13.235cm 7.22cm)">
          <text:p/>
          <draw:enhanced-geometry svg:viewBox="0 0 21600 21600" draw:text-areas="0 0 21600 21600" draw:mirror-horizontal="true" draw:mirror-vertic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" draw:text-style-name="P2" draw:layer="layout" svg:width="5.08cm" svg:height="5.08cm" svg:x="11.43cm" svg:y="5.08cm"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5.08cm" svg:height="1.27cm" svg:x="3.556cm" svg:y="11.938cm">
          <text:p text:style-name="P12"><text:span text:style-name="T5">x = 5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27cm" svg:x="3.556cm" svg:y="13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6.35cm" draw:transform="rotate (-1.5707963267949) translate (13.209cm 2.029cm)">
          <text:p/>
          <draw:enhanced-geometry svg:viewBox="0 0 21600 21600" draw:text-areas="0 0 21600 21600" draw:mirror-horizont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3.677cm" svg:height="1.521cm" svg:x="5.619cm" svg:y="3.581cm">
          <draw:text-box>
            <text:p text:style-name="P4"><text:span text:style-name="T2">x + 1</text:span></text:p>
          </draw:text-box>
        </draw:frame>
        <draw:custom-shape draw:style-name="gr4" draw:text-style-name="P3" draw:layer="layout" svg:width="6.35cm" svg:height="6.35cm" draw:transform="rotate (-1.5707963267949) translate (13.235cm 7.22cm)">
          <text:p/>
          <draw:enhanced-geometry svg:viewBox="0 0 21600 21600" draw:text-areas="0 0 21600 21600" draw:mirror-horizontal="true" draw:mirror-vertical="tru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9" draw:layer="layout" svg:width="5.08cm" svg:height="1.27cm" svg:x="3.556cm" svg:y="10.414cm">
          <text:p text:style-name="P8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6.35cm" draw:transform="rotate (0.00541052068118246) translate (13.29cm 7.104cm)">
          <text:p/>
          <draw:enhanced-geometry svg:viewBox="0 0 21600 21600" draw:text-areas="0 0 21600 21600" draw:mirror-horizontal="false" draw:type="circular-arrow" draw:modifiers="-89.7407932140812 0.0143203644888764 6803.779144963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1.137cm" svg:height="1.521cm" svg:x="18.484cm" svg:y="11.804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adornments="Regular" style:font-pitch="fixed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1:08:25.661761075</meta:creation-date>
    <dc:date>2016-07-27T11:38:38.855310533</dc:date>
    <meta:editing-duration>PT5M33S</meta:editing-duration>
    <meta:editing-cycles>3</meta:editing-cycles>
    <meta:generator>LibreOffice/5.1.4.2$Linux_X86_64 LibreOffice_project/10m0$Build-2</meta:generator>
    <meta:document-statistic meta:object-count="73"/>
  </office:meta>
</office:document-meta>
</file>